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2">
      <style:text-properties style:text-underline-style="solid" style:text-underline-width="auto" style:text-underline-color="font-color"/>
    </style:style>
    <style:style style:name="P3" style:family="paragraph" style:parent-style-name="Standard" style:list-style-name="L3">
      <style:text-properties style:text-underline-style="solid" style:text-underline-width="auto" style:text-underline-color="font-color"/>
    </style:style>
    <style:style style:name="P4" style:family="paragraph" style:parent-style-name="Standard" style:list-style-name="L8">
      <style:text-properties style:text-underline-style="solid" style:text-underline-width="auto" style:text-underline-color="font-color"/>
    </style:style>
    <style:style style:name="P5" style:family="paragraph" style:parent-style-name="Standard" style:list-style-name="L9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 style:list-style-name="L1">
      <style:text-properties style:text-underline-style="none"/>
    </style:style>
    <style:style style:name="P8" style:family="paragraph" style:parent-style-name="Standard" style:list-style-name="L4">
      <style:text-properties style:text-underline-style="none"/>
    </style:style>
    <style:style style:name="P9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 style:list-style-name="L5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Standard" style:list-style-name="L6"/>
    <style:style style:name="P12" style:family="paragraph" style:parent-style-name="Standard" style:list-style-name="L7"/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D algos &amp; graph</text:p>
      <text:p text:style-name="Standard">Mathieu Liedloff</text:p>
      <text:p text:style-name="Standard">mathieu.liedloff@univ-orleans.fr</text:p>
      <text:p text:style-name="Standard">---12/09/12---</text:p>
      <text:p text:style-name="Standard"/>
      <text:p text:style-name="P1">Exercice 1 : composantes connexes</text:p>
      <text:p text:style-name="P1"/>
      <text:p text:style-name="P6">Donnez un algorithme qui calcule, en temps linéaire, les composantes connexes d'un graphe non orienté.</text:p>
      <text:p text:style-name="P6"/>
      <text:p text:style-name="P6">Algos de parcours de graphes : </text:p>
      <text:list xml:id="list1246767018" text:style-name="L1">
        <text:list-item>
          <text:p text:style-name="P7">Ford-Fulkerson</text:p>
        </text:list-item>
        <text:list-item>
          <text:p text:style-name="P7">Dijkstra</text:p>
        </text:list-item>
        <text:list-item>
          <text:p text:style-name="P7">parcours en largeur<text:tab/><text:tab/>{</text:p>
        </text:list-item>
        <text:list-item>
          <text:p text:style-name="P7">parcours en profondeur<text:tab/>{ O(n+m) : n = nb sommet, m = nb arrêtes.</text:p>
        </text:list-item>
        <text:list-item>
          <text:p text:style-name="P7">tri topologique <text:tab/>(permet de savoir dans quel ordre réalisé des taches en respectant les contraintes de précédence)</text:p>
        </text:list-item>
        <text:list-item>
          <text:p text:style-name="P7">Prim <text:s/><text:tab/><text:tab/>{</text:p>
        </text:list-item>
        <text:list-item>
          <text:p text:style-name="P7">Krustal<text:tab/><text:tab/>{ trouver un arbre de poids minimum</text:p>
        </text:list-item>
      </text:list>
      <text:p text:style-name="P6"/>
      <text:p text:style-name="P6">Entrées : </text:p>
      <text:p text:style-name="P6">une matrice d'adjacence du graphe 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A</text:p>
          </table:table-cell>
          <table:table-cell table:style-name="Tableau1.A1" office:value-type="string">
            <text:p text:style-name="Table_20_Contents">B</text:p>
          </table:table-cell>
          <table:table-cell table:style-name="Tableau1.A1" office:value-type="string">
            <text:p text:style-name="Table_20_Contents">C</text:p>
          </table:table-cell>
          <table:table-cell table:style-name="Tableau1.E1" office:value-type="string">
            <text:p text:style-name="Table_20_Contents">D</text:p>
          </table:table-cell>
        </table:table-row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</text:p>
          </table:table-cell>
        </table:table-row>
        <table:table-row>
          <table:table-cell table:style-name="Tableau1.A2" office:value-type="string">
            <text:p text:style-name="Table_20_Contents">B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E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D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1</text:p>
          </table:table-cell>
          <table:table-cell table:style-name="Tableau1.E2" office:value-type="string">
            <text:p text:style-name="Table_20_Contents">0</text:p>
          </table:table-cell>
        </table:table-row>
      </table:table>
      <text:p text:style-name="P6"><text:s/>Espace = O(n²) mais accès direct M[c,d]</text:p>
      <text:p text:style-name="P6"/>
      <text:p text:style-name="P6">ou liste d'adjacence :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</text:p>
          </table:table-cell>
          <table:table-cell table:style-name="Tableau2.A1" office:value-type="string">
            <text:p text:style-name="Table_20_Contents">/</text:p>
          </table:table-cell>
          <table:table-cell table:style-name="Tableau2.D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B</text:p>
          </table:table-cell>
          <table:table-cell table:style-name="Tableau2.A2" office:value-type="string">
            <text:p text:style-name="Table_20_Contents">A</text:p>
          </table:table-cell>
          <table:table-cell table:style-name="Tableau2.A2" office:value-type="string">
            <text:p text:style-name="Table_20_Contents">C</text:p>
          </table:table-cell>
          <table:table-cell table:style-name="Tableau2.D2" office:value-type="string">
            <text:p text:style-name="Table_20_Contents">D/</text:p>
          </table:table-cell>
        </table:table-row>
        <table:table-row>
          <table:table-cell table:style-name="Tableau2.A2" office:value-type="string">
            <text:p text:style-name="Table_20_Contents">C</text:p>
          </table:table-cell>
          <table:table-cell table:style-name="Tableau2.A2" office:value-type="string">
            <text:p text:style-name="Table_20_Contents">B</text:p>
          </table:table-cell>
          <table:table-cell table:style-name="Tableau2.A2" office:value-type="string">
            <text:p text:style-name="Table_20_Contents">D</text:p>
          </table:table-cell>
          <table:table-cell table:style-name="Tableau2.D2" office:value-type="string">
            <text:p text:style-name="Table_20_Contents">/</text:p>
          </table:table-cell>
        </table:table-row>
        <table:table-row>
          <table:table-cell table:style-name="Tableau2.A2" office:value-type="string">
            <text:p text:style-name="Table_20_Contents">D</text:p>
          </table:table-cell>
          <table:table-cell table:style-name="Tableau2.A2" office:value-type="string">
            <text:p text:style-name="Table_20_Contents">B</text:p>
          </table:table-cell>
          <table:table-cell table:style-name="Tableau2.A2" office:value-type="string">
            <text:p text:style-name="Table_20_Contents">C</text:p>
          </table:table-cell>
          <table:table-cell table:style-name="Tableau2.D2" office:value-type="string">
            <text:p text:style-name="Table_20_Contents">/</text:p>
          </table:table-cell>
        </table:table-row>
      </table:table>
      <text:p text:style-name="P6">Espace : O(n+2m), mais accès irréguliers</text:p>
      <text:p text:style-name="P6"/>
      <text:p text:style-name="P1">PARCOURS EN LARGEUR</text:p>
      <text:p text:style-name="P1"><text:span text:style-name="T1">les sommets ont 3 états :</text:span></text:p>
      <text:list xml:id="list580781247" text:style-name="L2">
        <text:list-item>
          <text:list>
            <text:list-item>
              <text:p text:style-name="P2"><text:span text:style-name="T1">Blanc : non atteint </text:span></text:p>
            </text:list-item>
            <text:list-item>
              <text:p text:style-name="P2"><text:span text:style-name="T1">Gris : atteint</text:span></text:p>
            </text:list-item>
            <text:list-item>
              <text:p text:style-name="P2"><text:span text:style-name="T1">Noir = traité ;</text:span></text:p>
            </text:list-item>
          </text:list>
        </text:list-item>
      </text:list>
      <text:p text:style-name="P1"><text:span text:style-name="T1">Entrée : G(V,E)</text:span></text:p>
      <text:p text:style-name="P1"><text:span text:style-name="T1">début</text:span></text:p>
      <text:list xml:id="list1802422315" text:style-name="L3">
        <text:list-item>
          <text:p text:style-name="P3"><text:span text:style-name="T1">Pour chaque sommet v€V faire</text:span></text:p>
          <text:list>
            <text:list-item>
              <text:p text:style-name="P3"><text:span text:style-name="T1">v ← blanc ;</text:span></text:p>
            </text:list-item>
            <text:list-item>
              <text:p text:style-name="P3"><text:span text:style-name="T1">// on peut faire ici un compteur de composantes connexes</text:span></text:p>
            </text:list-item>
          </text:list>
        </text:list-item>
        <text:list-item>
          <text:p text:style-name="P3"><text:span text:style-name="T1">Pour tout v€V faire // permet de parcourir plusieurs composantes connexes</text:span></text:p>
          <text:list>
            <text:list-item>
              <text:p text:style-name="P3"><text:soft-page-break/><text:span text:style-name="T1">si etat[v] = blanc alors</text:span></text:p>
              <text:list>
                <text:list-item>
                  <text:p text:style-name="P3"><text:span text:style-name="T1">Ajouter v dans la file FIFO f</text:span></text:p>
                </text:list-item>
                <text:list-item>
                  <text:p text:style-name="P3"><text:span text:style-name="T1">TANT QUE f!= null faire</text:span></text:p>
                  <text:list>
                    <text:list-item>
                      <text:p text:style-name="P3"><text:span text:style-name="T1">x ← Extraire la tête de f ;</text:span></text:p>
                      <text:list>
                        <text:list-item>
                          <text:p text:style-name="P3"><text:span text:style-name="T1">pour tout y € N(x) faire //N(x) : ensemble des voisins de x</text:span></text:p>
                          <text:list>
                            <text:list-item>
                              <text:p text:style-name="P3"><text:span text:style-name="T1">si etat(y) = blanc alors</text:span></text:p>
                              <text:list>
                                <text:list-item>
                                  <text:p text:style-name="P3"><text:span text:style-name="T1">etat[y] ← gris ;</text:span></text:p>
                                </text:list-item>
                                <text:list-item>
                                  <text:p text:style-name="P3"><text:span text:style-name="T1">ajouter y à f ;</text:span></text:p>
                                </text:list-item>
                              </text:list>
                            </text:list-item>
                            <text:list-item>
                              <text:p text:style-name="P3"><text:span text:style-name="T1">fin si</text:span></text:p>
                            </text:list-item>
                          </text:list>
                        </text:list-item>
                        <text:list-item>
                          <text:p text:style-name="P3"><text:span text:style-name="T1">fin pour tout</text:span></text:p>
                        </text:list-item>
                      </text:list>
                    </text:list-item>
                    <text:list-item>
                      <text:p text:style-name="P3"><text:span text:style-name="T1">etat[x] ← noir ;</text:span></text:p>
                    </text:list-item>
                  </text:list>
                </text:list-item>
                <text:list-item>
                  <text:p text:style-name="P3"><text:span text:style-name="T1">fin TANTQUE </text:span></text:p>
                </text:list-item>
              </text:list>
            </text:list-item>
            <text:list-item>
              <text:p text:style-name="P3"><text:span text:style-name="T1">finsi</text:span></text:p>
            </text:list-item>
          </text:list>
        </text:list-item>
        <text:list-item>
          <text:p text:style-name="P3"><text:span text:style-name="T1">fin pourtout</text:span></text:p>
        </text:list-item>
      </text:list>
      <text:p text:style-name="P1"><text:span text:style-name="T1">fin</text:span></text:p>
      <text:p text:style-name="P1"><text:span text:style-name="T1"/></text:p>
      <text:p text:style-name="P1">PARCOURS EN PROFONDEUR</text:p>
      <text:p text:style-name="P1"/>
      <text:p text:style-name="P1">debut</text:p>
      <text:list xml:id="list536506077" text:style-name="L4">
        <text:list-item>
          <text:p text:style-name="P8">pour chaque sommet v€V faire</text:p>
          <text:list>
            <text:list-item>
              <text:p text:style-name="P8">etat[v] ← Blanc</text:p>
            </text:list-item>
          </text:list>
        </text:list-item>
        <text:list-item>
          <text:p text:style-name="P8">POURTOUT v€V faire</text:p>
          <text:list>
            <text:list-item>
              <text:p text:style-name="P8">si etat[v] = blanc alors</text:p>
              <text:list>
                <text:list-item>
                  <text:p text:style-name="P8">ParcoursRec(v) ;</text:p>
                </text:list-item>
              </text:list>
            </text:list-item>
            <text:list-item>
              <text:p text:style-name="P8">finsi</text:p>
            </text:list-item>
          </text:list>
        </text:list-item>
        <text:list-item>
          <text:p text:style-name="P8">fin pourtout</text:p>
          <text:p text:style-name="P8"/>
        </text:list-item>
        <text:list-item>
          <text:p text:style-name="P8">ParcoursRec(x)</text:p>
          <text:list>
            <text:list-item>
              <text:p text:style-name="P8">POURTOUT y€N(x) faire</text:p>
              <text:list>
                <text:list-item>
                  <text:p text:style-name="P8">si etat[y] = blanc alors</text:p>
                  <text:list>
                    <text:list-item>
                      <text:p text:style-name="P8">etat[y] ← gris ;</text:p>
                    </text:list-item>
                    <text:list-item>
                      <text:p text:style-name="P8">parcoursRec(y) ;</text:p>
                    </text:list-item>
                  </text:list>
                </text:list-item>
                <text:list-item>
                  <text:p text:style-name="P8">finsi</text:p>
                </text:list-item>
              </text:list>
            </text:list-item>
            <text:list-item>
              <text:p text:style-name="P8">fin pourtout</text:p>
            </text:list-item>
            <text:list-item>
              <text:p text:style-name="P8">etat[x] ← noir ;</text:p>
            </text:list-item>
          </text:list>
        </text:list-item>
      </text:list>
      <text:p text:style-name="P6">fin</text:p>
      <text:p text:style-name="P6"/>
      <text:p text:style-name="P1">EXERCICE 2 : coupe minimum</text:p>
      <text:p text:style-name="P6"/>
      <text:p text:style-name="P6"><text:tab/>Étant donné un flot maximum f dans un réseau R, proposez un algorithme qui calcule une de capacité minimal</text:p>
      <text:p text:style-name="P6"/>
      <text:p text:style-name="P9">Réseau :<text:span text:style-name="T1"> <text:tab/>N = (V,A,s,p,c)</text:span></text:p>
      <text:p text:style-name="P9"><text:span text:style-name="T1"><text:tab/><text:tab/>flot maximum f</text:span></text:p>
      <text:p text:style-name="P9"><text:span text:style-name="T1">(S,T) est une coupe ssi</text:span></text:p>
      <text:list xml:id="list1856825802" text:style-name="L5">
        <text:list-item>
          <text:p text:style-name="P10"><text:span text:style-name="T1">S U T = V et S inter T = null ; (autrement dit les ensembles S et T forment une partition de V)</text:span></text:p>
        </text:list-item>
        <text:list-item>
          <text:p text:style-name="P10"><text:span text:style-name="T1">s€S</text:span></text:p>
        </text:list-item>
        <text:list-item>
          <text:p text:style-name="P10"><text:span text:style-name="T1">p€P</text:span></text:p>
        </text:list-item>
      </text:list>
      <text:p text:style-name="P9"><text:span text:style-name="T1"/></text:p>
      <text:p text:style-name="P9"><text:soft-page-break/><text:span text:style-name="T1">//on observe que pour n'importe quelle coupe (S,T) on a nécessairement</text:span></text:p>
      <text:p text:style-name="P9"><text:span text:style-name="T1"><text:tab/>|f| &lt;= c(S,T)</text:span></text:p>
      <text:p text:style-name="P6"><text:tab/></text:p>
      <text:p text:style-name="Standard">//Théorème (Ford-Fulkerson en 1956)</text:p>
      <text:p text:style-name="Standard"><text:tab/>Étant donné un réseau , la valeur du flot maximum est égal à la capacité d'une coupe minimum</text:p>
      <text:p text:style-name="Standard"/>
      <text:p text:style-name="Standard">//idée de démonstration</text:p>
      <text:list xml:id="list1094674546" text:style-name="L6">
        <text:list-item>
          <text:p text:style-name="P11">prendre l'algo de Ford-Fulkerson</text:p>
        </text:list-item>
        <text:list-item>
          <text:p text:style-name="P11">s'il existe une coupe (S,T) tel que le flot F vérifie</text:p>
          <text:list>
            <text:list-item>
              <text:p text:style-name="P11">|f| &lt; c(S,T)</text:p>
            </text:list-item>
          </text:list>
        </text:list-item>
        <text:list-item>
          <text:p text:style-name="P11">alors on montre que le réseau résiduel admet un chemin améliorant(et donc que la valeur du flot f n'est pas maximum).</text:p>
        </text:list-item>
      </text:list>
      <text:p text:style-name="Standard"/>
      <text:p text:style-name="Standard">Pour tout (u,v) tel que u€S, v€T, f(u,v) = c(u,v)</text:p>
      <text:p text:style-name="Standard">car sinon il existerait un arc entre u et v dans le graphe résiduel</text:p>
      <text:p text:style-name="Standard">ainsi</text:p>
      <text:p text:style-name="Standard">(somme de tout (u,v) avec u€S et v€T de (f(u,v))= ( somme de tout (u,v) avec u€S et v€T de(c(u,v))</text:p>
      <text:p text:style-name="Standard"/>
      <text:p text:style-name="Standard">Par conséquent , étant donné un flot maximum f dans un réseau, il suffit</text:p>
      <text:list xml:id="list983757385" text:style-name="L7">
        <text:list-item>
          <text:p text:style-name="P12">de calculer le réseau résiduel Gf //O(n+m)</text:p>
        </text:list-item>
        <text:list-item>
          <text:p text:style-name="P12">de calculer(par un parcours en largeur/profondeur) l'ensemble des sommets accessibles depuis s(on part de la source et on s'interdit d'emprunter un arc saturé) //O(n+m)</text:p>
        </text:list-item>
      </text:list>
      <text:p text:style-name="Standard"/>
      <text:p text:style-name="P1">Ford-Fulkerson</text:p>
      <text:p text:style-name="P1"><text:span text:style-name="T1">Soit U= max{(u,v) : (u,v) soit un arc du réseau)}</text:span></text:p>
      <text:p text:style-name="P1"><text:span text:style-name="T1"/></text:p>
      <text:p text:style-name="P1"><text:span text:style-name="T1">complexité de l'algo : O(m*U)</text:span></text:p>
      <text:p text:style-name="P1"><text:span text:style-name="T1"/></text:p>
      <text:p text:style-name="P1">Edmunds- Karp</text:p>
      <text:p text:style-name="P1"><text:span text:style-name="T1">ils calculent un plus court chemin , plutôt qu'un chemin améliorant, alors la complexité O(n,m²), pour cela il est conseillé d'utiliser un parcours en largeur.</text:span></text:p>
      <text:p text:style-name="P1"><text:span text:style-name="T1"/></text:p>
      <text:p text:style-name="P1">EXERCICE 3 :<text:span text:style-name="T1"> </text:span></text:p>
      <text:p text:style-name="P1"><text:span text:style-name="T1"><text:tab/>supposons que G = (V,E) soit un graphe non orienté connexe.</text:span></text:p>
      <text:list xml:id="list853966283" text:style-name="L8">
        <text:list-item>
          <text:p text:style-name="P4"><text:span text:style-name="T1">proposez un algorithme qui détermine le plus petit nombre d' arrêtes a supprimer de G, de sorte à le rendre non connexe.</text:span></text:p>
        </text:list-item>
        <text:list-item>
          <text:p text:style-name="P4"><text:span text:style-name="T1">Proposez un algorithme qui détermine le plus petit nombre de sommets(et donc d' arrêtes incidentes à ces sommets) à supprimer de G, de sorte à le rendre non connexe.</text:span></text:p>
        </text:list-item>
      </text:list>
      <text:p text:style-name="P1"><text:span text:style-name="T1"/></text:p>
      <text:p text:style-name="P1">Idée :<text:span text:style-name="T1"> calculer une coupe minimum dans le réseau suivant....</text:span></text:p>
      <text:p text:style-name="P1"><text:span text:style-name="T1"><text:tab/>on transforme le graphe en réseau</text:span></text:p>
      <text:p text:style-name="P1"><text:span text:style-name="T1"/></text:p>
      <text:list xml:id="list346080291" text:style-name="L9">
        <text:list-item>
          <text:p text:style-name="P5"><text:span text:style-name="T1">quelquesoit x € V</text:span></text:p>
          <text:list>
            <text:list-item>
              <text:p text:style-name="P5"><text:span text:style-name="T1">pour chaque y €V</text:span></text:p>
              <text:list>
                <text:list-item>
                  <text:p text:style-name="P5"><text:span text:style-name="T1">construire le réseau où x est la source et y est le puit, pour tout {u,v}€E, (u,v) et (v,u) sont des arcs de capacité 1</text:span></text:p>
                </text:list-item>
                <text:list-item>
                  <text:p text:style-name="P5"><text:span text:style-name="T1">calculer un flot maximum dans ce réseau</text:span></text:p>
                </text:list-item>
                <text:list-item>
                  <text:p text:style-name="P5"><text:span text:style-name="T1">obtenir la plus petite coupe obtenue</text:span></text:p>
                </text:list-item>
              </text:list>
            </text:list-item>
          </text:list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08:31:43</meta:creation-date>
    <dc:date>2012-09-12T10:34:56</dc:date>
    <dc:creator>Whoopgap </dc:creator>
    <meta:editing-duration>PT2H2M27S</meta:editing-duration>
    <meta:editing-cycles>29</meta:editing-cycles>
    <meta:generator>LibreOffice/3.5$Linux_X86_64 LibreOffice_project/350m1$Build-2</meta:generator>
    <meta:document-statistic meta:table-count="2" meta:image-count="0" meta:object-count="0" meta:page-count="3" meta:paragraph-count="143" meta:word-count="778" meta:character-count="3793" meta:non-whitespace-character-count="3199"/>
  </office:meta>
</office:document-meta>
</file>